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1.981cm" fo:break-before="auto" style:use-optimal-row-height="false"/>
    </style:style>
    <style:style style:name="ro4" style:family="table-row">
      <style:table-row-properties style:row-height="3.457cm" fo:break-before="auto" style:use-optimal-row-height="true"/>
    </style:style>
    <style:style style:name="ro5" style:family="table-row">
      <style:table-row-properties style:row-height="2.866cm" fo:break-before="auto" style:use-optimal-row-height="false"/>
    </style:style>
    <style:style style:name="ro6" style:family="table-row">
      <style:table-row-properties style:row-height="1.9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05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2-06">
            <text:p>06.12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08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5" office:value-type="date" office:date-value="2010-11-15">
            <text:p>15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9">
            <text:p>29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, Nil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5" office:value-type="date" office:date-value="2010-11-22">
            <text:p>22.11.2010</text:p>
          </table:table-cell>
          <table:table-cell table:style-name="ce18" office:value-type="string">
            <text:p>Matthias, Malte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s eintragen / beheb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Performancetest bei großen Datei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Geschwindigkeit optimieren, ggf. Ladebalk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, Björ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-Darstellung überarbeit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aktion zwischen SequenceView und Histogramm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Farben verändern</text:p>
          </table:table-cell>
          <table:table-cell table:style-name="ce25" office:value-type="date" office:date-value="2010-11-29">
            <text:p>29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im Tooltip anzeig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jörn, Nils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ke Spalte mit Informationen füllen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Benedikt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adebalken Code ins Wiki</text:p>
          </table:table-cell>
          <table:table-cell table:style-name="ce25" office:value-type="date" office:date-value="2010-11-29">
            <text:p>29.11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2-06">
            <text:p>06.12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QuickLoad.java überprüf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penSource Lizenz für Jidesoft libs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öglichkeiten für anonymes SVN Checkout an der FHH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schriftung der Overview-Achse änder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Klarnamen für Overview-Balken hinzufügen,</text:p>
            <text:p>Nummer und Referenz in zweite Spalte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spalten der Genom-Klarnam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FF Files bezüglich Tooltips prüf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m-Klarnamen-Bestandteile in Tooltips darstellen</text:p>
          </table:table-cell>
          <table:table-cell table:style-name="ce25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2-13">
            <text:p>13.12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7" table:number-rows-repeated="653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06.12.2010</text:date>, <text:time>15:3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hc055370</meta:initial-creator>
    <meta:creation-date>2008-04-25T12:53:56</meta:creation-date>
    <dc:date>2010-12-06T15:39:15</dc:date>
    <meta:print-date>2008-04-28T18:15:30</meta:print-date>
    <dc:language>de-DE</dc:language>
    <meta:editing-cycles>205</meta:editing-cycles>
    <meta:editing-duration>PT38H29M03S</meta:editing-duration>
    <dc:creator>Markus Wienhöfer</dc:creator>
    <meta:document-statistic meta:table-count="1" meta:cell-count="856" meta:object-count="1"/>
    <meta:user-defined meta:name="Info 1"/>
    <meta:user-defined meta:name="Info 2"/>
    <meta:user-defined meta:name="Info 3"/>
    <meta:user-defined meta:name="Info 4"/>
  </office:meta>
</office:document-meta>
</file>